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Nastaliq Urdu" svg:font-family="'Noto Nastaliq Urdu'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Sans" fo:font-size="9pt" style:font-size-asian="9pt" style:font-size-complex="9pt"/>
    </style:style>
    <style:style style:name="ce3" style:family="table-cell" style:parent-style-name="Default" style:data-style-name="N109">
      <style:text-properties style:font-name="Noto Sans" fo:font-size="9pt" style:font-size-asian="9pt" style:font-size-complex="9pt"/>
    </style:style>
    <style:style style:name="ce5" style:family="table-cell" style:parent-style-name="Default">
      <style:text-properties style:font-name="Noto Nastaliq Urdu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1"/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Beta -beta0</text:p>
          </table:table-cell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Plot a</text:p>
          </table:table-cell>
          <table:table-cell office:value-type="string" calcext:value-type="string">
            <text:p>Plot phi</text:p>
          </table:table-cell>
          <table:table-cell office:value-type="string" calcext:value-type="string">
            <text:p>Error a</text:p>
          </table:table-cell>
          <table:table-cell table:number-columns-repeated="5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295" calcext:value-type="float">
            <text:p>295.0</text:p>
          </table:table-cell>
          <table:table-cell table:style-name="ce3" table:formula="of:=[.B2]-[.$B$2]" office:value-type="float" office:value="0" calcext:value-type="float">
            <text:p>0.0</text:p>
          </table:table-cell>
          <table:table-cell table:style-name="ce3" table:formula="of:=[.A2]-[.C2]" office:value-type="float" office:value="0" calcext:value-type="float">
            <text:p>0.0</text:p>
          </table:table-cell>
          <table:table-cell/>
          <table:table-cell table:formula="of:=SIN(([.A2]/180)*PI())" office:value-type="float" office:value="0" calcext:value-type="float">
            <text:p>0</text:p>
          </table:table-cell>
          <table:table-cell table:style-name="ce3" table:formula="of:=[.D2]" office:value-type="float" office:value="0" calcext:value-type="float">
            <text:p>0.0</text:p>
          </table:table-cell>
          <table:table-cell table:formula="of:=COS([.A2]*PI()/180)*2/180*PI()" office:value-type="float" office:value="0.0349065850398866" calcext:value-type="float">
            <text:p>0.034906585039887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315" calcext:value-type="float">
            <text:p>315.0</text:p>
          </table:table-cell>
          <table:table-cell table:style-name="ce3" table:formula="of:=[.B3]-[.$B$2]" office:value-type="float" office:value="20" calcext:value-type="float">
            <text:p>20.0</text:p>
          </table:table-cell>
          <table:table-cell table:style-name="ce3" table:formula="of:=[.A3]-[.C3]" office:value-type="float" office:value="-10" calcext:value-type="float">
            <text:p>-10.0</text:p>
          </table:table-cell>
          <table:table-cell/>
          <table:table-cell table:formula="of:=SIN(([.A3]/180)*PI())" office:value-type="float" office:value="0.17364817766693" calcext:value-type="float">
            <text:p>0.17364817766693</text:p>
          </table:table-cell>
          <table:table-cell table:style-name="ce3" table:formula="of:=[.D3]" office:value-type="float" office:value="-10" calcext:value-type="float">
            <text:p>-10.0</text:p>
          </table:table-cell>
          <table:table-cell table:formula="of:=COS([.A3]*PI()/180)*2/180*PI()" office:value-type="float" office:value="0.0343762755784603" calcext:value-type="float">
            <text:p>0.03437627557846</text:p>
          </table:table-cell>
          <table:table-cell table:number-columns-repeated="5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337" calcext:value-type="float">
            <text:p>337.0</text:p>
          </table:table-cell>
          <table:table-cell table:style-name="ce3" table:formula="of:=[.B4]-[.$B$2]" office:value-type="float" office:value="42" calcext:value-type="float">
            <text:p>42.0</text:p>
          </table:table-cell>
          <table:table-cell table:style-name="ce3" table:formula="of:=[.A4]-[.C4]" office:value-type="float" office:value="-22" calcext:value-type="float">
            <text:p>-22.0</text:p>
          </table:table-cell>
          <table:table-cell/>
          <table:table-cell table:formula="of:=SIN(([.A4]/180)*PI())" office:value-type="float" office:value="0.342020143325669" calcext:value-type="float">
            <text:p>0.342020143325669</text:p>
          </table:table-cell>
          <table:table-cell table:style-name="ce3" table:formula="of:=[.D4]" office:value-type="float" office:value="-22" calcext:value-type="float">
            <text:p>-22.0</text:p>
          </table:table-cell>
          <table:table-cell table:formula="of:=COS([.A4]*PI()/180)*2/180*PI()" office:value-type="float" office:value="0.0328014603788172" calcext:value-type="float">
            <text:p>0.032801460378817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358.5" calcext:value-type="float">
            <text:p>358.5</text:p>
          </table:table-cell>
          <table:table-cell table:style-name="ce3" table:formula="of:=[.B5]-[.$B$2]" office:value-type="float" office:value="63.5" calcext:value-type="float">
            <text:p>63.5</text:p>
          </table:table-cell>
          <table:table-cell table:style-name="ce3" table:formula="of:=[.A5]-[.C5]" office:value-type="float" office:value="-33.5" calcext:value-type="float">
            <text:p>-33.5</text:p>
          </table:table-cell>
          <table:table-cell/>
          <table:table-cell table:formula="of:=SIN(([.A5]/180)*PI())" office:value-type="float" office:value="0.5" calcext:value-type="float">
            <text:p>0.5</text:p>
          </table:table-cell>
          <table:table-cell table:style-name="ce3" table:formula="of:=[.D5]" office:value-type="float" office:value="-33.5" calcext:value-type="float">
            <text:p>-33.5</text:p>
          </table:table-cell>
          <table:table-cell table:formula="of:=COS([.A5]*PI()/180)*2/180*PI()" office:value-type="float" office:value="0.0302299894039036" calcext:value-type="float">
            <text:p>0.030229989403904</text:p>
          </table:table-cell>
          <table:table-cell table:number-columns-repeated="5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377" calcext:value-type="float">
            <text:p>377.0</text:p>
          </table:table-cell>
          <table:table-cell table:style-name="ce3" table:formula="of:=[.B6]-[.$B$2]" office:value-type="float" office:value="82" calcext:value-type="float">
            <text:p>82.0</text:p>
          </table:table-cell>
          <table:table-cell table:style-name="ce3" table:formula="of:=[.A6]-[.C6]" office:value-type="float" office:value="-42" calcext:value-type="float">
            <text:p>-42.0</text:p>
          </table:table-cell>
          <table:table-cell/>
          <table:table-cell table:formula="of:=SIN(([.A6]/180)*PI())" office:value-type="float" office:value="0.642787609686539" calcext:value-type="float">
            <text:p>0.642787609686539</text:p>
          </table:table-cell>
          <table:table-cell table:style-name="ce3" table:formula="of:=[.D6]" office:value-type="float" office:value="-42" calcext:value-type="float">
            <text:p>-42.0</text:p>
          </table:table-cell>
          <table:table-cell table:formula="of:=COS([.A6]*PI()/180)*2/180*PI()" office:value-type="float" office:value="0.0267399954980652" calcext:value-type="float">
            <text:p>0.026739995498065</text:p>
          </table:table-cell>
          <table:table-cell table:number-columns-repeated="5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395" calcext:value-type="float">
            <text:p>395.0</text:p>
          </table:table-cell>
          <table:table-cell table:style-name="ce3" table:formula="of:=[.B7]-[.$B$2]" office:value-type="float" office:value="100" calcext:value-type="float">
            <text:p>100.0</text:p>
          </table:table-cell>
          <table:table-cell table:style-name="ce3" table:formula="of:=[.A7]-[.C7]" office:value-type="float" office:value="-50" calcext:value-type="float">
            <text:p>-50.0</text:p>
          </table:table-cell>
          <table:table-cell/>
          <table:table-cell table:formula="of:=SIN(([.A7]/180)*PI())" office:value-type="float" office:value="0.766044443118978" calcext:value-type="float">
            <text:p>0.766044443118978</text:p>
          </table:table-cell>
          <table:table-cell table:style-name="ce3" table:formula="of:=[.D7]" office:value-type="float" office:value="-50" calcext:value-type="float">
            <text:p>-50.0</text:p>
          </table:table-cell>
          <table:table-cell table:formula="of:=COS([.A7]*PI()/180)*2/180*PI()" office:value-type="float" office:value="0.0224375203601086" calcext:value-type="float">
            <text:p>0.022437520360109</text:p>
          </table:table-cell>
          <table:table-cell table:number-columns-repeated="5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413" calcext:value-type="float">
            <text:p>413.0</text:p>
          </table:table-cell>
          <table:table-cell table:style-name="ce3" table:formula="of:=[.B8]-[.$B$2]" office:value-type="float" office:value="118" calcext:value-type="float">
            <text:p>118.0</text:p>
          </table:table-cell>
          <table:table-cell table:style-name="ce3" table:formula="of:=[.A8]-[.C8]" office:value-type="float" office:value="-58" calcext:value-type="float">
            <text:p>-58.0</text:p>
          </table:table-cell>
          <table:table-cell/>
          <table:table-cell table:formula="of:=SIN(([.A8]/180)*PI())" office:value-type="float" office:value="0.866025403784439" calcext:value-type="float">
            <text:p>0.866025403784439</text:p>
          </table:table-cell>
          <table:table-cell table:style-name="ce3" table:formula="of:=[.D8]" office:value-type="float" office:value="-58" calcext:value-type="float">
            <text:p>-58.0</text:p>
          </table:table-cell>
          <table:table-cell table:formula="of:=COS([.A8]*PI()/180)*2/180*PI()" office:value-type="float" office:value="0.0174532925199433" calcext:value-type="float">
            <text:p>0.017453292519943</text:p>
          </table:table-cell>
          <table:table-cell table:number-columns-repeated="5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425.5" calcext:value-type="float">
            <text:p>425.5</text:p>
          </table:table-cell>
          <table:table-cell table:style-name="ce3" table:formula="of:=[.B9]-[.$B$2]" office:value-type="float" office:value="130.5" calcext:value-type="float">
            <text:p>130.5</text:p>
          </table:table-cell>
          <table:table-cell table:style-name="ce3" table:formula="of:=[.A9]-[.C9]" office:value-type="float" office:value="-60.5" calcext:value-type="float">
            <text:p>-60.5</text:p>
          </table:table-cell>
          <table:table-cell/>
          <table:table-cell table:formula="of:=SIN(([.A9]/180)*PI())" office:value-type="float" office:value="0.939692620785908" calcext:value-type="float">
            <text:p>0.939692620785908</text:p>
          </table:table-cell>
          <table:table-cell table:style-name="ce3" table:formula="of:=[.D9]" office:value-type="float" office:value="-60.5" calcext:value-type="float">
            <text:p>-60.5</text:p>
          </table:table-cell>
          <table:table-cell table:formula="of:=COS([.A9]*PI()/180)*2/180*PI()" office:value-type="float" office:value="0.0119387552183517" calcext:value-type="float">
            <text:p>0.011938755218352</text:p>
          </table:table-cell>
          <table:table-cell table:number-columns-repeated="56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437.5" calcext:value-type="float">
            <text:p>437.5</text:p>
          </table:table-cell>
          <table:table-cell table:style-name="ce3" table:formula="of:=[.B10]-[.$B$2]" office:value-type="float" office:value="142.5" calcext:value-type="float">
            <text:p>142.5</text:p>
          </table:table-cell>
          <table:table-cell table:style-name="ce3" table:formula="of:=[.A10]-[.C10]" office:value-type="float" office:value="-62.5" calcext:value-type="float">
            <text:p>-62.5</text:p>
          </table:table-cell>
          <table:table-cell/>
          <table:table-cell table:formula="of:=SIN(([.A10]/180)*PI())" office:value-type="float" office:value="0.984807753012208" calcext:value-type="float">
            <text:p>0.984807753012208</text:p>
          </table:table-cell>
          <table:table-cell table:style-name="ce3" table:formula="of:=[.D10]" office:value-type="float" office:value="-62.5" calcext:value-type="float">
            <text:p>-62.5</text:p>
          </table:table-cell>
          <table:table-cell table:formula="of:=COS([.A10]*PI()/180)*2/180*PI()" office:value-type="float" office:value="0.00606146488075204" calcext:value-type="float">
            <text:p>0.006061464880752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449" calcext:value-type="float">
            <text:p>449.0</text:p>
          </table:table-cell>
          <table:table-cell table:style-name="ce3" table:formula="of:=[.B11]-[.$B$2]" office:value-type="float" office:value="154" calcext:value-type="float">
            <text:p>154.0</text:p>
          </table:table-cell>
          <table:table-cell table:style-name="ce3" table:formula="of:=[.A11]-[.C11]" office:value-type="float" office:value="-64" calcext:value-type="float">
            <text:p>-64.0</text:p>
          </table:table-cell>
          <table:table-cell/>
          <table:table-cell table:formula="of:=SIN(([.A11]/180)*PI())" office:value-type="float" office:value="1" calcext:value-type="float">
            <text:p>1</text:p>
          </table:table-cell>
          <table:table-cell table:style-name="ce3" table:formula="of:=[.D11]" office:value-type="float" office:value="-64" calcext:value-type="float">
            <text:p>-64.0</text:p>
          </table:table-cell>
          <table:table-cell table:formula="of:=COS([.A11]*PI()/180)*2/180*PI()" office:value-type="float" office:value="2.1374118819131E-018" calcext:value-type="float">
            <text:p>2.1374118819131E-18</text:p>
          </table:table-cell>
          <table:table-cell table:number-columns-repeated="56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alpha</text:p>
          </table:table-cell>
          <table:table-cell table:style-name="ce1" office:value-type="string" calcext:value-type="string">
            <text:p>ph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.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2" calcext:value-type="float">
            <text:p>-22.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33.5" calcext:value-type="float">
            <text:p>-33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42" calcext:value-type="float">
            <text:p>-42.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.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58" calcext:value-type="float">
            <text:p>-58.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60.5" calcext:value-type="float">
            <text:p>-60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62.5" calcext:value-type="float">
            <text:p>-62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64" calcext:value-type="float">
            <text:p>-64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Nastaliq Urdu" svg:font-family="'Noto Nastaliq Urdu'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00-00-00</text:date>, <text:time style:data-style-name="N2" text:time-value="10:50:40.199515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08:39:31.935658204</meta:creation-date>
    <dc:title>Noto Sans</dc:title>
    <meta:editing-duration>PT5H23M48S</meta:editing-duration>
    <meta:editing-cycles>6</meta:editing-cycles>
    <meta:generator>LibreOffice/6.4.5.2$Linux_X86_64 LibreOffice_project/40$Build-2</meta:generator>
    <meta:initial-creator>Yudong Sun</meta:initial-creator>
    <dc:date>2020-08-18T17:10:21.385340108</dc:date>
    <dc:creator>Yudong Sun</dc:creator>
    <meta:document-statistic meta:table-count="2" meta:cell-count="99" meta:object-count="0"/>
    <meta:template xlink:type="simple" xlink:actuate="onRequest" xlink:title="Noto Sans" xlink:href="../../Templates/Noto%20Sans1.ots" meta:date="2020-08-18T08:39:30.602471722"/>
  </office:meta>
</office:document-meta>
</file>